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F0000020A0B4C0BBE.png" manifest:media-type="image/png"/>
  <manifest:file-entry manifest:full-path="Pictures/1000000100000640000001B9E0950E15.png" manifest:media-type="image/png"/>
  <manifest:file-entry manifest:full-path="Pictures/10000001000006330000026FEA2C13BC.png" manifest:media-type="image/png"/>
  <manifest:file-entry manifest:full-path="Pictures/10000001000006400000019429A59D3D.png" manifest:media-type="image/png"/>
  <manifest:file-entry manifest:full-path="Pictures/1000000100000640000001FB84ABFC77.png" manifest:media-type="image/png"/>
  <manifest:file-entry manifest:full-path="Pictures/1000000100000640000001F875E415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1e6c" officeooo:paragraph-rsid="00131e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3" text:anchor-type="char" svg:width="17cm" svg:height="4.685cm" draw:z-index="2"><draw:image xlink:href="Pictures/1000000100000640000001B9E0950E15.png" xlink:type="simple" xlink:show="embed" xlink:actuate="onLoad" draw:mime-type="image/png"/></draw:frame></text:p>
      <text:p text:style-name="P1"/>
      <text:p text:style-name="P1"><draw:frame draw:style-name="fr1" draw:name="Imagen5" text:anchor-type="char" svg:width="17cm" svg:height="6.673cm" draw:z-index="4"><draw:image xlink:href="Pictures/10000001000006330000026FEA2C13BC.png" xlink:type="simple" xlink:show="embed" xlink:actuate="onLoad" draw:mime-type="image/png"/></draw:frame></text:p>
      <text:p text:style-name="P1"><draw:frame draw:style-name="fr1" draw:name="Imagen6" text:anchor-type="char" svg:width="17cm" svg:height="5.549cm" draw:z-index="5"><draw:image xlink:href="Pictures/100000010000063F0000020A0B4C0BBE.png" xlink:type="simple" xlink:show="embed" xlink:actuate="onLoad" draw:mime-type="image/png"/></draw:frame></text:p>
      <text:p text:style-name="P1"/>
      <text:p text:style-name="P1"><draw:frame draw:style-name="fr1" draw:name="Imagen4" text:anchor-type="char" svg:width="17cm" svg:height="4.292cm" draw:z-index="3"><draw:image xlink:href="Pictures/10000001000006400000019429A59D3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1" text:anchor-type="char" svg:width="17cm" svg:height="5.387cm" draw:z-index="0"><draw:image xlink:href="Pictures/1000000100000640000001FB84ABFC77.png" xlink:type="simple" xlink:show="embed" xlink:actuate="onLoad" draw:mime-type="image/png"/></draw:frame><draw:frame draw:style-name="fr2" draw:name="Imagen2" text:anchor-type="char" svg:x="0.36cm" svg:y="6.075cm" svg:width="17cm" svg:height="5.353cm" draw:z-index="1"><draw:image xlink:href="Pictures/1000000100000640000001F875E4157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02:21:35.671000000</meta:creation-date>
    <dc:date>2024-10-21T03:50:29.599000000</dc:date>
    <meta:editing-duration>PT1H15M28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